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a714a" officeooo:paragraph-rsid="001a714a"/>
    </style:style>
    <style:style style:name="P2" style:family="paragraph" style:parent-style-name="Standard">
      <style:text-properties fo:language="fr" fo:country="FR" officeooo:rsid="001e0b27" officeooo:paragraph-rsid="001e0b27"/>
    </style:style>
    <style:style style:name="P3" style:family="paragraph" style:parent-style-name="Standard">
      <style:text-properties fo:language="fr" fo:country="FR" officeooo:rsid="001f1cac" officeooo:paragraph-rsid="001f1cac"/>
    </style:style>
    <style:style style:name="P4" style:family="paragraph" style:parent-style-name="Standard">
      <style:text-properties fo:language="fr" fo:country="FR" style:text-underline-style="solid" style:text-underline-width="auto" style:text-underline-color="font-color" fo:font-weight="bold" officeooo:rsid="001f1cac" officeooo:paragraph-rsid="001f1cac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7.11.25 :</text:p>
      <text:p text:style-name="P4"/>
      <text:p text:style-name="P1">Forum rattaché à des séances de cinéma</text:p>
      <text:p text:style-name="P1"/>
      <text:p text:style-name="P1">Appli de rencontre pour aller au cinéma</text:p>
      <text:p text:style-name="P1"/>
      <text:p text:style-name="P2">Jeu de données : liste des cinémas sur Paris + liste de leurs programmes</text:p>
      <text:p text:style-name="P2"/>
      <text:p text:style-name="P2"/>
      <text:p text:style-name="P3">Mandats</text:p>
      <text:p text:style-name="P3">Eva : dm le mec de la bobine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7T15:10:26.448473833</meta:creation-date>
    <dc:date>2025-11-17T15:25:58.265947955</dc:date>
    <meta:editing-duration>PT15M31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1" meta:paragraph-count="6" meta:word-count="39" meta:character-count="194" meta:non-whitespace-character-count="161"/>
  </office:meta>
</office:document-meta>
</file>